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Rosalind Serif" svg:font-family="'Rosalind Serif', Georgia, 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3.096cm" style:rel-column-width="1755*"/>
    </style:style>
    <style:style style:name="Tabela1.B" style:family="table-column">
      <style:table-column-properties style:column-width="8.916cm" style:rel-column-width="5055*"/>
    </style:style>
    <style:style style:name="Tabela1.C" style:family="table-column">
      <style:table-column-properties style:column-width="7.594cm" style:rel-column-width="4305*"/>
    </style:style>
    <style:style style:name="Tabela1.D" style:family="table-column">
      <style:table-column-properties style:column-width="2.99cm" style:rel-column-width="1695*"/>
    </style:style>
    <style:style style:name="Tabela1.E" style:family="table-column">
      <style:table-column-properties style:column-width="3.104cm" style:rel-column-width="176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variant="normal" fo:text-transform="none" fo:color="#111111" style:font-name="Rosalind Serif" fo:font-size="10pt" fo:letter-spacing="normal" fo:font-style="normal" fo:font-weight="normal" style:font-size-asian="10pt" style:font-size-complex="10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fo:font-size="10pt" officeooo:rsid="001e6dbd" officeooo:paragraph-rsid="001e6dbd" style:font-size-asian="10pt" style:font-size-complex="10pt"/>
    </style:style>
    <style:style style:name="P4" style:family="paragraph" style:parent-style-name="Table_20_Contents">
      <style:text-properties fo:font-size="10pt" officeooo:rsid="001edeab" officeooo:paragraph-rsid="001edeab" style:font-size-asian="10pt" style:font-size-complex="10pt"/>
    </style:style>
    <style:style style:name="P5" style:family="paragraph" style:parent-style-name="Table_20_Contents">
      <style:text-properties fo:font-size="10pt" officeooo:rsid="00204526" officeooo:paragraph-rsid="00204526" style:font-size-asian="10pt" style:font-size-complex="10pt"/>
    </style:style>
    <style:style style:name="P6" style:family="paragraph" style:parent-style-name="Table_20_Contents">
      <style:text-properties fo:font-size="10pt" officeooo:rsid="0021e9b0" officeooo:paragraph-rsid="0021e9b0" style:font-size-asian="10pt" style:font-size-complex="10pt"/>
    </style:style>
    <style:style style:name="P7" style:family="paragraph" style:parent-style-name="Table_20_Contents" style:list-style-name="L3">
      <style:text-properties fo:font-size="10pt" officeooo:rsid="0021e9b0" officeooo:paragraph-rsid="0021e9b0" style:font-size-asian="10pt" style:font-size-complex="10pt"/>
    </style:style>
    <style:style style:name="P8" style:family="paragraph" style:parent-style-name="Table_20_Contents" style:list-style-name="L2">
      <style:text-properties fo:font-size="10pt" officeooo:paragraph-rsid="00204526" style:font-size-asian="10pt" style:font-size-complex="10pt"/>
    </style:style>
    <style:style style:name="P9" style:family="paragraph" style:parent-style-name="Table_20_Contents" style:list-style-name="L3">
      <style:text-properties fo:font-size="10pt" officeooo:rsid="0022bef8" officeooo:paragraph-rsid="0022bef8" style:font-size-asian="10pt" style:font-size-complex="10pt"/>
    </style:style>
    <style:style style:name="P10" style:family="paragraph" style:parent-style-name="Table_20_Contents">
      <style:text-properties fo:font-size="10pt" officeooo:rsid="00248a16" officeooo:paragraph-rsid="00248a16" style:font-size-asian="10pt" style:font-size-complex="10pt"/>
    </style:style>
    <style:style style:name="P11" style:family="paragraph" style:parent-style-name="Table_20_Contents" style:list-style-name="L2">
      <style:text-properties fo:font-size="10pt" officeooo:rsid="00248a16" officeooo:paragraph-rsid="00248a16" style:font-size-asian="10pt" style:font-size-complex="10pt"/>
    </style:style>
    <style:style style:name="P12" style:family="paragraph" style:parent-style-name="Table_20_Contents">
      <style:text-properties fo:font-size="10pt" officeooo:rsid="00267b6f" officeooo:paragraph-rsid="00267b6f" style:font-size-asian="10pt" style:font-size-complex="10pt"/>
    </style:style>
    <style:style style:name="P13" style:family="paragraph" style:parent-style-name="Table_20_Contents">
      <style:text-properties fo:font-size="10pt" officeooo:rsid="00267b6f" officeooo:paragraph-rsid="00275378" style:font-size-asian="10pt" style:font-size-complex="10pt"/>
    </style:style>
    <style:style style:name="P14" style:family="paragraph" style:parent-style-name="Table_20_Contents">
      <style:text-properties fo:font-size="10pt" officeooo:rsid="00275378" officeooo:paragraph-rsid="00275378" style:font-size-asian="10pt" style:font-size-complex="10pt"/>
    </style:style>
    <style:style style:name="P15" style:family="paragraph" style:parent-style-name="Table_20_Contents">
      <style:text-properties fo:font-size="10pt" officeooo:rsid="0027d25b" officeooo:paragraph-rsid="0027d25b" style:font-size-asian="10pt" style:font-size-complex="10pt"/>
    </style:style>
    <style:style style:name="P16" style:family="paragraph" style:parent-style-name="Table_20_Contents">
      <style:text-properties fo:font-size="10pt" officeooo:rsid="00293548" officeooo:paragraph-rsid="00293548" style:font-size-asian="10pt" style:font-size-complex="10pt"/>
    </style:style>
    <style:style style:name="P17" style:family="paragraph" style:parent-style-name="Table_20_Contents">
      <style:text-properties fo:font-size="10pt" officeooo:rsid="002c9b06" officeooo:paragraph-rsid="002c9b06" style:font-size-asian="10pt" style:font-size-complex="10pt"/>
    </style:style>
    <style:style style:name="P18" style:family="paragraph" style:parent-style-name="Table_20_Contents">
      <style:text-properties fo:font-size="10pt" officeooo:rsid="002cfa1a" officeooo:paragraph-rsid="002cfa1a" style:font-size-asian="10pt" style:font-size-complex="10pt"/>
    </style:style>
    <style:style style:name="P19" style:family="paragraph" style:parent-style-name="Table_20_Contents">
      <style:text-properties fo:font-size="10pt" fo:font-weight="bold" officeooo:rsid="002c9b06" officeooo:paragraph-rsid="002c9b06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fo:font-size="10pt" fo:font-weight="normal" officeooo:rsid="002c9b06" officeooo:paragraph-rsid="002c9b06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officeooo:paragraph-rsid="00293548"/>
    </style:style>
    <style:style style:name="P22" style:family="paragraph" style:parent-style-name="Table_20_Contents" style:list-style-name="L5">
      <style:text-properties officeooo:rsid="00293548" officeooo:paragraph-rsid="00293548"/>
    </style:style>
    <style:style style:name="P23" style:family="paragraph" style:parent-style-name="Table_20_Contents" style:list-style-name="L5">
      <style:text-properties officeooo:paragraph-rsid="00293548"/>
    </style:style>
    <style:style style:name="P24" style:family="paragraph" style:parent-style-name="Table_20_Contents" style:list-style-name="L5">
      <style:text-properties officeooo:rsid="002ace3a" officeooo:paragraph-rsid="002ace3a"/>
    </style:style>
    <style:style style:name="P25" style:family="paragraph" style:parent-style-name="Table_20_Contents">
      <style:text-properties officeooo:rsid="002ace3a" officeooo:paragraph-rsid="002ace3a"/>
    </style:style>
    <style:style style:name="P26" style:family="paragraph" style:parent-style-name="Table_20_Contents">
      <style:text-properties officeooo:paragraph-rsid="002c9b06"/>
    </style:style>
    <style:style style:name="T1" style:family="text">
      <style:text-properties officeooo:rsid="001e6dbd"/>
    </style:style>
    <style:style style:name="T2" style:family="text">
      <style:text-properties fo:font-variant="normal" fo:text-transform="none" fo:color="#222222" style:font-name="Arial" fo:letter-spacing="normal" fo:font-style="normal" fo:font-weight="normal"/>
    </style:style>
    <style:style style:name="T3" style:family="text">
      <style:text-properties fo:color="#222222" style:font-name="Arial" fo:font-size="9.75pt"/>
    </style:style>
    <style:style style:name="T4" style:family="text">
      <style:text-properties fo:color="#222222" style:font-name="Arial" fo:font-size="9.75pt" fo:font-style="italic"/>
    </style:style>
    <style:style style:name="T5" style:family="text">
      <style:text-properties fo:color="#222222" style:font-name="Arial" fo:letter-spacing="normal" fo:font-style="italic"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officeooo:rsid="001e6dbd"/>
    </style:style>
    <style:style style:name="T9" style:family="text">
      <style:text-properties style:font-name="Liberation Serif" officeooo:rsid="001e6dbd"/>
    </style:style>
    <style:style style:name="T10" style:family="text">
      <style:text-properties style:font-name="Liberation Serif" officeooo:rsid="00204526"/>
    </style:style>
    <style:style style:name="T11" style:family="text">
      <style:text-properties officeooo:rsid="0022bef8"/>
    </style:style>
    <style:style style:name="T12" style:family="text">
      <style:text-properties officeooo:rsid="00275378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293548" style:font-size-asian="10pt" style:font-size-complex="10pt"/>
    </style:style>
    <style:style style:name="T15" style:family="text">
      <style:text-properties fo:font-size="10pt" officeooo:rsid="002c9b06" style:font-size-asian="10pt" style:font-size-complex="10pt"/>
    </style:style>
    <style:style style:name="T16" style:family="text">
      <style:text-properties fo:font-size="10pt" fo:font-weight="bold" officeooo:rsid="002c9b06" style:font-size-asian="10pt" style:font-weight-asian="bold" style:font-size-complex="10pt" style:font-weight-complex="bold"/>
    </style:style>
    <style:style style:name="T17" style:family="text">
      <style:text-properties officeooo:rsid="002c9b06"/>
    </style:style>
    <style:style style:name="T18" style:family="text">
      <style:text-properties officeooo:rsid="002d27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3">Publikacja</text:p>
          </table:table-cell>
          <table:table-cell table:style-name="Tabela1.A1" office:value-type="string">
            <text:p text:style-name="P3">Dane</text:p>
          </table:table-cell>
          <table:table-cell table:style-name="Tabela1.A1" office:value-type="string">
            <text:p text:style-name="P3">Zastosowane metody <text:span text:style-name="T17">i ich parametry</text:span></text:p>
          </table:table-cell>
          <table:table-cell table:style-name="Tabela1.A1" office:value-type="string">
            <text:p text:style-name="P4">Narzędzia</text:p>
          </table:table-cell>
          <table:table-cell table:style-name="Tabela1.E1" office:value-type="string">
            <text:p text:style-name="P14">Uwagi</text:p>
          </table:table-cell>
        </table:table-row>
        <table:table-row>
          <table:table-cell table:style-name="Tabela1.A2" office:value-type="string">
            <text:p text:style-name="P3"><text:span text:style-name="T2">SIWEK, Krzysztof; OSOWSKI, Stanisław. Data mining methods for prediction of air pollution. </text:span><text:span text:style-name="T5">International Journal of Applied Mathematics and Computer Science</text:span><text:span text:style-name="T2">, 2016, 26.2: 467-478.</text:span></text:p>
          </table:table-cell>
          <table:table-cell table:style-name="Tabela1.A2" office:value-type="string">
            <text:p text:style-name="P5">Dane zebrane z 2 stacji meteorologicznych w Warszawie w latach 2001-2014.</text:p>
            <text:p text:style-name="P6">Eksperymenty przeprowadzone dla zanieczyszczeń: PM10, SO2, NO2, O3.</text:p>
            <text:p text:style-name="P6">Wybrane parametry wejściowe <text:span text:style-name="T11">dla PM10 </text:span>(jeśli nie wskazano inaczej chodzi o dane z ostatnich 24 godzin):</text:p>
            <text:list xml:id="list5283962348815992509" text:style-name="L3">
              <text:list-item>
                <text:p text:style-name="P7">min., maks i średnie zanieczyszczenie;</text:p>
              </text:list-item>
              <text:list-item>
                <text:p text:style-name="P7">min., maks. I średnia temperatura;</text:p>
              </text:list-item>
              <text:list-item>
                <text:p text:style-name="P7">maks. Wilgotność;</text:p>
              </text:list-item>
              <text:list-item>
                <text:p text:style-name="P7">średnie nasłonecznienie;</text:p>
              </text:list-item>
              <text:list-item>
                <text:p text:style-name="P7">min., maks. I średnia prędkość wiatry wzdłuż współrzędnej x/y;</text:p>
              </text:list-item>
              <text:list-item>
                <text:p text:style-name="P7">poziom zanieczyszczenia kolejnego dnia przewidziany przez trend liniowy;</text:p>
              </text:list-item>
              <text:list-item>
                <text:p text:style-name="P7">wilgotność przewidziana na kolejny dzień przez trend liniowy;</text:p>
              </text:list-item>
              <text:list-item>
                <text:p text:style-name="P7">poziom zanieczyszczenia <text:span text:style-name="T11">zmierzony kilka razy w ciągu doby – nie wykorzystano wszystkich 24 pomiarów</text:span>;</text:p>
              </text:list-item>
              <text:list-item>
                <text:p text:style-name="P9">binarna reprezentacja pory roku;</text:p>
              </text:list-item>
              <text:list-item>
                <text:p text:style-name="P9">kod typu dnia – roboczy lub weekend.</text:p>
              </text:list-item>
            </text:list>
            <text:p text:style-name="P15">Wymieniono tu parametry wybrane przez algorytm genetyczny lub regresję krokową dla PM10. Dla pozostałych zanieczyszczeń zbiór uzyskanych parametrów jest inny.</text:p>
            <text:p text:style-name="P6"/>
          </table:table-cell>
          <table:table-cell table:style-name="Tabela1.A2" office:value-type="string">
            <text:p text:style-name="P10">Praca zawiera wyniki eksperymentów z użyciem:</text:p>
            <text:list xml:id="list3218660329144755272" text:style-name="L2">
              <text:list-item>
                <text:p text:style-name="P11">Random Forest Decision Tree</text:p>
              </text:list-item>
              <text:list-item>
                <text:p text:style-name="P8"><text:span text:style-name="T1">Multi-layer perceptron - 12 neuronów w warstwie ukrytej;</text:span></text:p>
              </text:list-item>
              <text:list-item>
                <text:p text:style-name="P8"><text:span text:style-name="T1">Radial basis function - 300 gaussowskich funkcji bazowych z </text:span><text:span text:style-name="T8">σ</text:span><text:span text:style-name="T10">=</text:span><text:span text:style-name="T1">1;</text:span></text:p>
              </text:list-item>
              <text:list-item>
                <text:p text:style-name="P8"><text:span text:style-name="T1">Support Vector Machine with Gaussian kernel – C=100, </text:span><text:span text:style-name="T8">ε</text:span><text:span text:style-name="T10">=0.01, </text:span><text:span text:style-name="T8">σ</text:span><text:span text:style-name="T10">=</text:span><text:span text:style-name="T9">1</text:span><text:span text:style-name="T10"> </text:span><text:span text:style-name="T1">.</text:span></text:p>
              </text:list-item>
            </text:list>
            <text:p text:style-name="P12">Przetestowano również skuteczność systemu złożonego z połączonych sieci MLP, RBF, SVR, gdzie wartości wyjściowe były przekazywane na wejście drzewa RF (RF-fusion) lub ich średnia ważona była używana do przewidzenia poziomu zanieczyszczenia n-dni do przodu (w_avg).</text:p>
            <text:p text:style-name="P12"/>
            <text:p text:style-name="P13">Najlepsze wyniki uzyskano dla RF (Mean Absolute Percentage Error na poziomie 17.92%, Mean Absolute Error 5.405 <text:span text:style-name="T7">μ</text:span>g/m3 dla PM10, z użyciem algorytmu generycznego), nieco gorsze (ale lepsze niż dla pojedynczych sieci MLP, RBF i SVR) dla RF-fusion (MAPE 23.36%, MAE <text:span text:style-name="T12">7.269 </text:span><text:span text:style-name="T7">μ</text:span>g/m3) i w_avg <text:span text:style-name="T12">(MAPE 22.68%, MAE 6.979 </text:span><text:span text:style-name="T7">μ</text:span>g/m3<text:span text:style-name="T12">)</text:span>.</text:p>
          </table:table-cell>
          <table:table-cell table:style-name="Tabela1.A2" office:value-type="string">
            <text:p text:style-name="P14">MATLAB – użyty do weryfikacji wyników w porównaniu do modelu liniowego ARX. Brak informacji o narzędziach użytych do implementacji samych metod.</text:p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1"><text:span text:style-name="T3">LOYA, Nahun, et al. Forecast of air quality based on ozone by decision trees and neural networks. In: </text:span><text:span text:style-name="T4">Mexican International Conference on Artificial Intelligence</text:span><text:span text:style-name="T3">. </text:span><text:soft-page-break/><text:span text:style-name="T3">Springer, Berlin, Heidelberg, 2012. p. 97-106.</text:span></text:p>
            <text:p text:style-name="P2"/>
          </table:table-cell>
          <table:table-cell table:style-name="Tabela1.A2" office:value-type="string">
            <text:p text:style-name="P16">Dane pochodzą z 3 stacji meteorologicznych na terenie Mexico City. <text:span text:style-name="T18">Pomiary były wykonywane co godzinę w okresie między 2010 – 2011 r.</text:span></text:p>
            <text:p text:style-name="P16">Zanieczyszczenia: 03, CO, NO2.</text:p>
            <text:p text:style-name="P21"><text:span text:style-name="T14">Parametry brane pod uwagę: </text:span></text:p>
            <text:list xml:id="list9202882239734422562" text:style-name="L5">
              <text:list-item>
                <text:p text:style-name="P24"><text:span text:style-name="T14">g</text:span><text:span text:style-name="T13">odzina,</text:span></text:p>
              </text:list-item>
              <text:list-item>
                <text:p text:style-name="P23"><text:span text:style-name="T14">temperatura, </text:span></text:p>
              </text:list-item>
              <text:list-item>
                <text:p text:style-name="P22"><text:span text:style-name="T13">wilgotność względna,</text:span></text:p>
              </text:list-item>
              <text:list-item>
                <text:p text:style-name="P22"><text:span text:style-name="T13">prędkość i kierunek wiatru.</text:span></text:p>
              </text:list-item>
            </text:list>
            <text:p text:style-name="P25"><text:span text:style-name="T13">Zależności między parametrami a zanieczyszczeniem oszacowano na podstawie testu chi-kwadrat.</text:span></text:p>
          </table:table-cell>
          <table:table-cell table:style-name="Tabela1.A2" office:value-type="string">
            <text:p text:style-name="P17"><text:span text:style-name="T6">MLP</text:span></text:p>
            <text:p text:style-name="P20">najlepsze rezultaty dla 1 warstwy ukrytej z 8 lub 9 neuronami (w zależności od stacji meteo)</text:p>
            <text:p text:style-name="P20"/>
            <text:p text:style-name="P26"><text:span text:style-name="T16">C4.5 decision tree</text:span><text:span text:style-name="T15"> </text:span></text:p>
            <text:p text:style-name="P17">factor =0.05, </text:p>
            <text:p text:style-name="P17">MinNumObj = 2 ,</text:p>
            <text:p text:style-name="P17">Unpruned = F ALSE. </text:p>
            <text:p text:style-name="P19"/>
            <text:p text:style-name="P19">Random Forest</text:p>
            <text:p text:style-name="P17">MaxDepth = 10,</text:p>
            <text:p text:style-name="P17">Debug = F alse,</text:p>
            <text:p text:style-name="P17">NumTrees = 50,</text:p>
            <text:p text:style-name="P17"><text:soft-page-break/>Seed = 1;</text:p>
            <text:p text:style-name="P17"/>
            <text:p text:style-name="P18">Drzewa decyzyjne okazały się bardziej skuteczne. Najlepsze rezultaty uzyskano dla drzew typu Random Forest. Skuteczność była mierzona na podstawie sukcesu klasyfikacji. Poziomy zanieczyszczeń zostały zdyskretyzowane.</text:p>
            <text:p text:style-name="P18"/>
            <text:p text:style-name="P18">Zaproponowano dokonywanie klasyfikacji na danych podzielonych na okresy 8-godzinne. Pozwoliło to na zredukowanie błędów w okresach wzmożonego uwalniania zanieczyszczeń do atmosfery obserwowanych w godzinach 12:00 – 20:00. Skuteczność predykcji sięgnęła wówczas &gt; 80% w godzinach 9:00 – 17:00 i &gt; 90 % w godzinach 1:00 – 8:00 i 18:00 – 24:00.</text:p>
          </table:table-cell>
          <table:table-cell table:style-name="Tabela1.A2" office:value-type="string">
            <text:p text:style-name="P17">Weka</text:p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17"/>
          </table:table-cell>
          <table:table-cell table:style-name="Tabela1.A2" office:value-type="string">
            <text:p text:style-name="P17"/>
          </table:table-cell>
          <table:table-cell table:style-name="Tabela1.E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Rosalind Serif" svg:font-family="'Rosalind Serif', Georgia, 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AR PL SungtiL GB" style:font-family-asian="'AR PL SungtiL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1T21:06:38.625371863</meta:creation-date>
    <dc:date>2017-11-01T23:18:31.577392115</dc:date>
    <meta:editing-duration>PT22M18S</meta:editing-duration>
    <meta:editing-cycles>6</meta:editing-cycles>
    <meta:generator>LibreOffice/5.1.6.2$Linux_X86_64 LibreOffice_project/10m0$Build-2</meta:generator>
    <meta:document-statistic meta:table-count="1" meta:image-count="0" meta:object-count="0" meta:page-count="2" meta:paragraph-count="51" meta:word-count="504" meta:character-count="3461" meta:non-whitespace-character-count="3012"/>
  </office:meta>
</office:document-meta>
</file>